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Please enter you generated ID:</text:p>
          </table:table-cell>
          <table:table-cell table:style-name="ce1" office:value-type="string" calcext:value-type="string">
            <text:p>1. Choose your group age</text:p>
          </table:table-cell>
          <table:table-cell table:style-name="ce1" office:value-type="string" calcext:value-type="string">
            <text:p>2. What is your gender</text:p>
          </table:table-cell>
          <table:table-cell table:style-name="ce1" office:value-type="string" calcext:value-type="string">
            <text:p>3. What is the highest level of education you have completed/received?</text:p>
          </table:table-cell>
          <table:table-cell table:style-name="ce1" office:value-type="string" calcext:value-type="string">
            <text:p>4. What is your level of internet surfing competency?</text:p>
          </table:table-cell>
          <table:table-cell table:style-name="ce1" office:value-type="string" calcext:value-type="string">
            <text:p>5. How many hours a day do you spend on the internet?</text:p>
          </table:table-cell>
          <table:table-cell table:style-name="ce1" office:value-type="string" calcext:value-type="string">
            <text:p>6. What device do you prefer for internet browsing? (check all that apply)</text:p>
          </table:table-cell>
          <table:table-cell table:style-name="ce1" office:value-type="string" calcext:value-type="string">
            <text:p>7. Please rate the websites' type you visit the most (1. being the most visited to 5. being the least visited) <text:s text:c="93"/>[News (example: BBC, New York Times)]</text:p>
          </table:table-cell>
          <table:table-cell table:style-name="ce1" office:value-type="string" calcext:value-type="string">
            <text:p>7. Please rate the websites' type you visit the most (1. being the most visited to 5. being the least visited) <text:s text:c="93"/>[Social Media (example: Facebook, Instagram, LinkedIn)]</text:p>
          </table:table-cell>
          <table:table-cell table:style-name="ce1" office:value-type="string" calcext:value-type="string">
            <text:p>7. Please rate the websites' type you visit the most (1. being the most visited to 5. being the least visited) <text:s text:c="93"/>[Entertainment Media (example: Youtube, Vimeo, Pinterest)]</text:p>
          </table:table-cell>
          <table:table-cell table:style-name="ce1" office:value-type="string" calcext:value-type="string">
            <text:p>7. Please rate the websites' type you visit the most (1. being the most visited to 5. being the least visited) <text:s text:c="93"/>[E-Commerce (example: Amazon, Ebay, Zalando)]</text:p>
          </table:table-cell>
          <table:table-cell table:style-name="ce1" office:value-type="string" calcext:value-type="string">
            <text:p>7. Please rate the websites' type you visit the most (1. being the most visited to 5. being the least visited) <text:s text:c="93"/>[Educational (example: Udemy, Khan Academy)]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2-18T21:11:26.626" calcext:value-type="date">
            <text:p>2/18/2022 21:11:27</text:p>
          </table:table-cell>
          <table:table-cell table:style-name="ce3" office:value-type="string" calcext:value-type="string">
            <text:p>F8B1664CB0C5BBDD4F1AA6833E45156FF6B5B0AE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achelor's degree (e.g BA, BSc)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Desktop Computer, Smartphon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2-19T18:17:31.106" calcext:value-type="date">
            <text:p>2/19/2022 18:17:31</text:p>
          </table:table-cell>
          <table:table-cell table:style-name="ce3" office:value-type="string" calcext:value-type="string">
            <text:p>5B62B48F5F7E1294CEDF8DAD67F656BDCB2D7456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achelor's degree (e.g BA, BSc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Laptop, Smartpho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2-19T18:18:41.263" calcext:value-type="date">
            <text:p>2/19/2022 18:18:41</text:p>
          </table:table-cell>
          <table:table-cell table:style-name="ce3" office:value-type="string" calcext:value-type="string">
            <text:p>772E6EEA45CFD5335FE6D9A282FAF0B97542924D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Master's degree (e.g. MA, MBA, MSc)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Smartphon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2-19T22:39:23.642" calcext:value-type="date">
            <text:p>2/19/2022 22:39:24</text:p>
          </table:table-cell>
          <table:table-cell table:style-name="ce3" office:value-type="string" calcext:value-type="string">
            <text:p>2DA2AAF8E0C8C08C8B7F345D4D6727A26B166547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Bachelor's degree (e.g BA, BSc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3-4 hours</text:p>
          </table:table-cell>
          <table:table-cell table:style-name="ce3" office:value-type="string" calcext:value-type="string">
            <text:p>Laptop, Smartpho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2-20T11:12:59.297" calcext:value-type="date">
            <text:p>2/20/2022 11:12:59</text:p>
          </table:table-cell>
          <table:table-cell table:style-name="ce3" office:value-type="string" calcext:value-type="string">
            <text:p>2341D73CAAECEFB40A0D42B14169043F83F3F79B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Master's degree (e.g. MA, MBA, MSc)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Smartphon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2-21T10:18:10.44" calcext:value-type="date">
            <text:p>2/21/2022 10:18:10</text:p>
          </table:table-cell>
          <table:table-cell table:style-name="ce3" office:value-type="string" calcext:value-type="string">
            <text:p>5C5B40B9E97090946ED98EA7C27C140F65020540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High school degree or equivalen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Smartpho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2-21T17:41:18.934" calcext:value-type="date">
            <text:p>2/21/2022 17:41:19</text:p>
          </table:table-cell>
          <table:table-cell table:style-name="ce3" office:value-type="string" calcext:value-type="string">
            <text:p>8723D8E5DE662F72EF19C5592F8D6F0F2A6DED4C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achelor's degree (e.g BA, BSc)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Desktop Computer, Smartpho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2-21T19:10:37.665" calcext:value-type="date">
            <text:p>2/21/2022 19:10:38</text:p>
          </table:table-cell>
          <table:table-cell table:style-name="ce3" office:value-type="string" calcext:value-type="string">
            <text:p>26A1657E21B89D1F0C8C836436BF085380582398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achelor's degree (e.g BA, BSc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3-4 hours</text:p>
          </table:table-cell>
          <table:table-cell table:style-name="ce3" office:value-type="string" calcext:value-type="string">
            <text:p>Desktop Computer, Smartpho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2-21T19:59:13.608" calcext:value-type="date">
            <text:p>2/21/2022 19:59:14</text:p>
          </table:table-cell>
          <table:table-cell table:style-name="ce3" office:value-type="string" calcext:value-type="string">
            <text:p>23B88E18655166F3BC76F7A20E409B86909A1341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Master's degree (e.g. MA, MBA, MSc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Lapto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2-22T14:48:47.272" calcext:value-type="date">
            <text:p>2/22/2022 14:48:47</text:p>
          </table:table-cell>
          <table:table-cell table:style-name="ce3" office:value-type="string" calcext:value-type="string">
            <text:p>44EF590E8F0024FE4A8BE36B00E658983AAA85B7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achelor's degree (e.g BA, BSc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Laptop, Desktop Computer, Smartpho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2-22T17:06:29.448" calcext:value-type="date">
            <text:p>2/22/2022 17:06:29</text:p>
          </table:table-cell>
          <table:table-cell table:style-name="ce3" office:value-type="string" calcext:value-type="string">
            <text:p>BAD6589EDD13464E6899862BBE84D3D8C5B451AE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High school degree or equivalen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-2 hours</text:p>
          </table:table-cell>
          <table:table-cell table:style-name="ce3" office:value-type="string" calcext:value-type="string">
            <text:p>Lapto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2-22T18:43:06.554" calcext:value-type="date">
            <text:p>2/22/2022 18:43:07</text:p>
          </table:table-cell>
          <table:table-cell table:style-name="ce3" office:value-type="string" calcext:value-type="string">
            <text:p>CE0C9D55A29B92A745C83D4D56172872710A3092</text:p>
          </table:table-cell>
          <table:table-cell table:style-name="ce3" office:value-type="string" calcext:value-type="string">
            <text:p>Above or equal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Master's degree (e.g. MA, MBA, MSc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Desktop Compu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2-22T19:38:11.497" calcext:value-type="date">
            <text:p>2/22/2022 19:38:11</text:p>
          </table:table-cell>
          <table:table-cell table:style-name="ce3" office:value-type="string" calcext:value-type="string">
            <text:p>1EACD51BAAE1FD4433DEE636DFCB4E02EEDFBF5D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Bachelor's degree (e.g BA, BSc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Laptop, Smartpho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2-22T20:13:41.391" calcext:value-type="date">
            <text:p>2/22/2022 20:13:41</text:p>
          </table:table-cell>
          <table:table-cell table:style-name="ce3" office:value-type="string" calcext:value-type="string">
            <text:p>ABF85A34D13262BCBA7722E1EAB27698CC35698F</text:p>
          </table:table-cell>
          <table:table-cell table:style-name="ce3" office:value-type="string" calcext:value-type="string">
            <text:p>Above or equal 3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High school degree or equivalen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-2 hours</text:p>
          </table:table-cell>
          <table:table-cell table:style-name="ce3" office:value-type="string" calcext:value-type="string">
            <text:p>Smartphon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2-23T19:20:07.257" calcext:value-type="date">
            <text:p>2/23/2022 19:20:07</text:p>
          </table:table-cell>
          <table:table-cell table:style-name="ce3" office:value-type="string" calcext:value-type="string">
            <text:p>91CB5CF9DD2404DC4D7B86756322764C3E9D17FE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achelor's degree (e.g BA, BSc)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Laptop, Smartpho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2-28T15:27:28.163" calcext:value-type="date">
            <text:p>2/28/2022 15:27:28</text:p>
          </table:table-cell>
          <table:table-cell table:style-name="ce3" office:value-type="string" calcext:value-type="string">
            <text:p>ADE44D2DDCCCB9FA4095855F51A048750B80F165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High school degree or equivalen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Laptop, Smartpho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2-28T17:26:04.206" calcext:value-type="date">
            <text:p>2/28/2022 17:26:04</text:p>
          </table:table-cell>
          <table:table-cell table:style-name="ce3" office:value-type="string" calcext:value-type="string">
            <text:p>A72B20062EC2C47AB2CEB97AC1BEE818F8B6C6CB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High school degree or equivalen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3-4 hours</text:p>
          </table:table-cell>
          <table:table-cell table:style-name="ce3" office:value-type="string" calcext:value-type="string">
            <text:p>Laptop, Desktop Compute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2-28T19:06:32.932" calcext:value-type="date">
            <text:p>2/28/2022 19:06:33</text:p>
          </table:table-cell>
          <table:table-cell table:style-name="ce3" office:value-type="string" calcext:value-type="string">
            <text:p>6911ADCC6C625BB5C52C5093AA8CDB0545CA63D4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achelor's degree (e.g BA, BSc)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Laptop, Tablet, Smartpho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2-28T19:39:17.55" calcext:value-type="date">
            <text:p>2/28/2022 19:39:18</text:p>
          </table:table-cell>
          <table:table-cell table:style-name="ce3" office:value-type="string" calcext:value-type="string">
            <text:p>8E37C46BA0751E48011822F9ECFE8AC29C9B6A38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achelor's degree (e.g BA, BSc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3-4 hours</text:p>
          </table:table-cell>
          <table:table-cell table:style-name="ce3" office:value-type="string" calcext:value-type="string">
            <text:p>Smartpho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3-01T14:43:16.781" calcext:value-type="date">
            <text:p>3/1/2022 14:43:17</text:p>
          </table:table-cell>
          <table:table-cell table:style-name="ce3" office:value-type="string" calcext:value-type="string">
            <text:p>F23D33E9878C2078AEF7576808DDF6ECDC65A1DA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Master's degree (e.g. MA, MBA, MSc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Smartphon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3-01T17:57:32.579" calcext:value-type="date">
            <text:p>3/1/2022 17:57:33</text:p>
          </table:table-cell>
          <table:table-cell table:style-name="ce3" office:value-type="string" calcext:value-type="string">
            <text:p>6986F3C0887A36B25BAE19BC5FC31FBBC7AB3CE1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Bachelor's degree (e.g BA, BSc)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3-4 hours</text:p>
          </table:table-cell>
          <table:table-cell table:style-name="ce3" office:value-type="string" calcext:value-type="string">
            <text:p>Laptop, Desktop Computer, Smartpho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3-01T18:17:56.09" calcext:value-type="date">
            <text:p>3/1/2022 18:17:56</text:p>
          </table:table-cell>
          <table:table-cell table:style-name="ce3" office:value-type="string" calcext:value-type="string">
            <text:p>187321D37F9F3DDD9AD8326CCDA4C8A5E001909F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High school degree or equivalen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Laptop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3-01T18:34:17.536" calcext:value-type="date">
            <text:p>3/1/2022 18:34:18</text:p>
          </table:table-cell>
          <table:table-cell table:style-name="ce3" office:value-type="string" calcext:value-type="string">
            <text:p>A2403913D1A1339F13013133652698FBF0004278</text:p>
          </table:table-cell>
          <table:table-cell table:style-name="ce3" office:value-type="string" calcext:value-type="string">
            <text:p>Above or equal 3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Master's degree (e.g. MA, MBA, MSc)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Laptop, Desktop Compu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3-02T11:41:16.175" calcext:value-type="date">
            <text:p>3/2/2022 11:41:16</text:p>
          </table:table-cell>
          <table:table-cell table:style-name="ce3" office:value-type="string" calcext:value-type="string">
            <text:p>A36E87085E7A89611D208F3D919717CCED137DA5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Bachelor's degree (e.g BA, BSc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3-4 hours</text:p>
          </table:table-cell>
          <table:table-cell table:style-name="ce3" office:value-type="string" calcext:value-type="string">
            <text:p>Smartpho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3-02T16:39:16.571" calcext:value-type="date">
            <text:p>3/2/2022 16:39:17</text:p>
          </table:table-cell>
          <table:table-cell table:style-name="ce3" office:value-type="string" calcext:value-type="string">
            <text:p>69EE87FA6236E8666C17A50A0027C5A4E1D01F78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achelor's degree (e.g BA, BSc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Laptop, Smartphon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3-02T17:42:46.07" calcext:value-type="date">
            <text:p>3/2/2022 17:42:46</text:p>
          </table:table-cell>
          <table:table-cell table:style-name="ce3" office:value-type="string" calcext:value-type="string">
            <text:p>19B6E84F9A56C3F33185E5D32B37360C9ABA9217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High school degree or equivalen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Smartpho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3-02T19:28:15.438" calcext:value-type="date">
            <text:p>3/2/2022 19:28:15</text:p>
          </table:table-cell>
          <table:table-cell table:style-name="ce3" office:value-type="string" calcext:value-type="string">
            <text:p>EFA636369169407D62509D23B2F4FE268CEE3E35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Master's degree (e.g. MA, MBA, MSc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3-4 hours</text:p>
          </table:table-cell>
          <table:table-cell table:style-name="ce3" office:value-type="string" calcext:value-type="string">
            <text:p>Laptop, Desktop Computer, Smartpho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3-02T20:10:57.907" calcext:value-type="date">
            <text:p>3/2/2022 20:10:58</text:p>
          </table:table-cell>
          <table:table-cell table:style-name="ce3" office:value-type="string" calcext:value-type="string">
            <text:p>53218CD48CB25C64C85B9C66EF7A3E7A3C7E2586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Master's degree (e.g. MA, MBA, MSc)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Desktop Computer, Smartpho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3-02T21:20:19.891" calcext:value-type="date">
            <text:p>3/2/2022 21:20:20</text:p>
          </table:table-cell>
          <table:table-cell table:style-name="ce3" office:value-type="string" calcext:value-type="string">
            <text:p>48C5290FD4A9A479ECF260B6CB1B33DADBF0CC3C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achelor's degree (e.g BA, BSc)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Laptop, Desktop Computer, Smartpho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3-04T10:05:54.967" calcext:value-type="date">
            <text:p>3/4/2022 10:05:55</text:p>
          </table:table-cell>
          <table:table-cell table:style-name="ce3" office:value-type="string" calcext:value-type="string">
            <text:p>8ED7C549723A57F6D37FD148F398F6E9B1AABE68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High school degree or equivale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Laptop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3-15T14:59:31.326" calcext:value-type="date">
            <text:p>3/15/2022 14:59:31</text:p>
          </table:table-cell>
          <table:table-cell table:style-name="ce3" office:value-type="string" calcext:value-type="string">
            <text:p>D4AE8AE0AAF960AED22446973E526ACAE6F9B2AE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achelor's degree (e.g BA, BSc)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Laptop, Smartpho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3-18T09:06:06.891" calcext:value-type="date">
            <text:p>3/18/2022 9:06:07</text:p>
          </table:table-cell>
          <table:table-cell table:style-name="ce3" office:value-type="string" calcext:value-type="string">
            <text:p>EE27929623E2E5214F6BE5ECB9CEE919CF63EE16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Bachelor's degree (e.g BA, BSc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Desktop Computer, Table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3-18T09:35:44.908" calcext:value-type="date">
            <text:p>3/18/2022 9:35:45</text:p>
          </table:table-cell>
          <table:table-cell table:style-name="ce3" office:value-type="string" calcext:value-type="string">
            <text:p>2D8D596A0B97569F9226A8C33ED9C6DBC8D88120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achelor's degree (e.g BA, BSc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3-4 hours</text:p>
          </table:table-cell>
          <table:table-cell table:style-name="ce3" office:value-type="string" calcext:value-type="string">
            <text:p>Laptop, Desktop Computer, Smartpho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3-18T10:08:32.663" calcext:value-type="date">
            <text:p>3/18/2022 10:08:33</text:p>
          </table:table-cell>
          <table:table-cell table:style-name="ce3" office:value-type="string" calcext:value-type="string">
            <text:p>4C776663CA95CE9E06ACB0F1C2030A4AB6B03D2F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achelor's degree (e.g BA, BSc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Laptop, Smartpho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3-18T11:08:06.039" calcext:value-type="date">
            <text:p>3/18/2022 11:08:06</text:p>
          </table:table-cell>
          <table:table-cell table:style-name="ce3" office:value-type="string" calcext:value-type="string">
            <text:p>656FA9F1FAE3D1EC0F55CD2773D2CCED15160D75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achelor's degree (e.g BA, BSc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3-4 hours</text:p>
          </table:table-cell>
          <table:table-cell table:style-name="ce3" office:value-type="string" calcext:value-type="string">
            <text:p>Lapto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3-21T11:07:25.054" calcext:value-type="date">
            <text:p>3/21/2022 11:07:25</text:p>
          </table:table-cell>
          <table:table-cell table:style-name="ce3" office:value-type="string" calcext:value-type="string">
            <text:p>2FB88CDF44CCA15296DCCD0BD7948EE424D58F71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achelor's degree (e.g BA, BSc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-2 hours</text:p>
          </table:table-cell>
          <table:table-cell table:style-name="ce3" office:value-type="string" calcext:value-type="string">
            <text:p>Laptop, Smartpho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3-25T12:30:01.7" calcext:value-type="date">
            <text:p>3/25/2022 12:30:02</text:p>
          </table:table-cell>
          <table:table-cell table:style-name="ce3" office:value-type="string" calcext:value-type="string">
            <text:p>4B2EC83708989B80F4F35F43B390AC1FE0580CD0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achelor's degree (e.g BA, BSc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3-4 hours</text:p>
          </table:table-cell>
          <table:table-cell table:style-name="ce3" office:value-type="string" calcext:value-type="string">
            <text:p>Desktop Computer, Tablet, Smartpho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3-25T22:20:40.973" calcext:value-type="date">
            <text:p>3/25/2022 22:20:41</text:p>
          </table:table-cell>
          <table:table-cell table:style-name="ce3" office:value-type="string" calcext:value-type="string">
            <text:p>E81271EC6F49EDDB2315CF4B02ED5DE3F1E9998B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achelor's degree (e.g BA, BSc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Desktop Computer, Smartpho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3-28T14:54:05.702" calcext:value-type="date">
            <text:p>3/28/2022 14:54:06</text:p>
          </table:table-cell>
          <table:table-cell table:style-name="ce3" office:value-type="string" calcext:value-type="string">
            <text:p>CC2348F3124B88BF3319A52CF818729983B440A1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Master's degree (e.g. MA, MBA, MSc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re than 4 hours a day</text:p>
          </table:table-cell>
          <table:table-cell table:style-name="ce3" office:value-type="string" calcext:value-type="string">
            <text:p>Laptop, Smartphon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2-04-01T16:07:06.24" calcext:value-type="date">
            <text:p>4/1/2022 16:07:06</text:p>
          </table:table-cell>
          <table:table-cell table:style-name="ce3" office:value-type="string" calcext:value-type="string">
            <text:p>81F705DC2CE1A61A2621E0E4B442A9474E1D0C70</text:p>
          </table:table-cell>
          <table:table-cell table:style-name="ce3" office:value-type="string" calcext:value-type="string">
            <text:p>Under 30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achelor's degree (e.g BA, BSc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-2 hours</text:p>
          </table:table-cell>
          <table:table-cell table:style-name="ce3" office:value-type="string" calcext:value-type="string">
            <text:p>Laptop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33" meta:object-count="0"/>
    <meta:generator>LibreOfficeDev/6.0.5.2$Linux_X86_64 LibreOffice_project/</meta:generator>
  </office:meta>
</office:document-meta>
</file>